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Teste l’intéraction du serpent avec les pommes, et les trous percés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, les pommes apparaissent et les trous sont placés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Vérifier les résultats des intéractions avec les pommes, et les trous percés, dans plusieurs contextes donnés.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Execution du programme</text:p>
          </table:table-cell>
          <table:table-cell table:number-columns-repeated="2" table:style-name="ce29" office:value-type="string" calcext:value-type="string">
            <text:p>Les pommes sont générées sous la forme du charactere ‘6’, à une position aléatoire du plateau excluant les pavés, serpent, et la bordur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string" calcext:value-type="string">
            <text:p>Le serpent entre dans le trou de droite</text:p>
          </table:table-cell>
          <table:table-cell table:number-columns-repeated="2" table:style-name="ce29" office:value-type="string" calcext:value-type="string">
            <text:p>Le serpent continue sa progression dans la même direction, et se retrouve du coté gauch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1" office:value-type="string" calcext:value-type="string">
            <text:p>Le serpent entre dans le trou de gauche</text:p>
          </table:table-cell>
          <table:table-cell table:number-columns-repeated="2" table:style-name="ce29" office:value-type="string" calcext:value-type="string">
            <text:p>Le serpent continue sa progression dans la même direction, et se retrouve du coté droit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11" office:value-type="string" calcext:value-type="string">
            <text:p>Le serpent entre dans le trou du haut</text:p>
          </table:table-cell>
          <table:table-cell table:number-columns-repeated="2" table:style-name="ce29" office:value-type="string" calcext:value-type="string">
            <text:p>Le serpent continue sa progression dans la même direction, et se retrouve du coté bas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11" office:value-type="string" calcext:value-type="string">
            <text:p>Le serpent entre dans le trou du bas</text:p>
          </table:table-cell>
          <table:table-cell table:number-columns-repeated="2" table:style-name="ce29" office:value-type="string" calcext:value-type="string">
            <text:p>Le serpent continue sa progression dans la même direction, et se retrouve du coté haut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11" office:value-type="string" calcext:value-type="string">
            <text:p>Collision avec une pomme : moins de 9 pommes déjà mangées</text:p>
          </table:table-cell>
          <table:table-cell table:number-columns-repeated="2" table:style-name="ce29" office:value-type="string" calcext:value-type="string">
            <text:p>Le serpent s’allonge de 1, accélère sensiblement, la pomme disparaît, et une nouvelle pomme apparaît aléatoirement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11" office:value-type="string" calcext:value-type="string">
            <text:p>Collision avec une pomme : 9 pommes déjà mangées</text:p>
          </table:table-cell>
          <table:table-cell table:style-name="ce29" office:value-type="string" calcext:value-type="string">
            <text:p>le serpent ne s’allonge pas, s’arrête, et aucune pomme n’apparaît; un message adapté est obtenu, puis le programme s’arrête</text:p>
          </table:table-cell>
          <table:table-cell table:style-name="ce29" office:value-type="string" calcext:value-type="string">
            <text:p>le serpent ne s’allonge pas, s’arrête, et aucune pomme n’apparaît; le message “VICTOIRE !!!!!!” est obtenu, puis le programme s’arrêt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/>
          <table:table-cell table:style-name="ce11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4" table:number-rows-repeated="3">
          <table:table-cell table:style-name="ce21"/>
          <table:table-cell table:style-name="ce23"/>
          <table:table-cell table:style-name="ce29"/>
          <table:table-cell table:style-name="ce21"/>
          <table:table-cell table:style-name="ce4"/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5:53:31.5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8.2$Windows_X86_64 LibreOffice_project/f718d63693263970429a68f568db6046aaa9df01</meta:generator>
    <dc:date>2024-11-24T16:15:57.768000000</dc:date>
    <meta:editing-duration>PT4H44M43S</meta:editing-duration>
    <meta:editing-cycles>21</meta:editing-cycles>
    <meta:document-statistic meta:table-count="1" meta:cell-count="46" meta:object-count="0"/>
  </office:meta>
</office:document-meta>
</file>